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tructure PA#2 Readme</text:p>
      <text:p text:style-name="P1">B07611033 電機三 林書宇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3:41:54.769345517</meta:creation-date>
    <dc:date>2020-12-28T13:43:04.334341262</dc:date>
    <meta:editing-duration>PT1M10S</meta:editing-duration>
    <meta:editing-cycles>1</meta:editing-cycles>
    <meta:document-statistic meta:table-count="0" meta:image-count="0" meta:object-count="0" meta:page-count="1" meta:paragraph-count="2" meta:word-count="11" meta:character-count="43" meta:non-whitespace-character-count="38"/>
    <meta:generator>LibreOffice/6.4.6.2$Linux_X86_64 LibreOffice_project/40$Build-2</meta:generator>
  </office:meta>
</office:document-meta>
</file>